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2.877cm" fo:min-width="8.396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draw:fill-color="#ff860d" draw:textarea-horizontal-align="justify" draw:textarea-vertical-align="middle" draw:auto-grow-height="false" fo:min-height="1.134cm" fo:min-width="8.5cm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135cm" fo:min-width="8.5cm"/>
      <style:paragraph-properties style:writing-mode="lr-tb"/>
    </style:style>
    <style:style style:name="gr4" style:family="graphic" style:parent-style-name="objectwithoutfill">
      <style:graphic-properties svg:stroke-width="0.212cm" svg:stroke-color="#ffb66c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212cm" svg:stroke-color="#729fcf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3.646cm" fo:min-width="6.396cm" fo:padding-top="0.177cm" fo:padding-bottom="0.177cm" fo:padding-left="0.302cm" fo:padding-right="0.302cm"/>
      <style:paragraph-properties style:writing-mode="lr-tb"/>
    </style:style>
    <style:style style:name="gr7" style:family="graphic" style:parent-style-name="objectwithoutfill">
      <style:graphic-properties svg:stroke-width="0.212cm" svg:stroke-color="#d4ea6b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3.627cm" fo:min-width="6.396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color="#ffffff" draw:fill-color="#3465a4" draw:textarea-horizontal-align="justify" draw:textarea-vertical-align="middle" draw:auto-grow-height="false" fo:min-height="1.135cm" fo:min-width="8.5cm"/>
      <style:paragraph-properties style:writing-mode="lr-tb"/>
    </style:style>
    <style:style style:name="gr10" style:family="graphic" style:parent-style-name="standard">
      <style:graphic-properties svg:stroke-color="#ffffff" draw:fill-color="#ff3838" draw:textarea-horizontal-align="justify" draw:textarea-vertical-align="middle" draw:auto-grow-height="false" fo:min-height="1.135cm" fo:min-width="8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76cm" fo:min-width="0cm"/>
    </style:style>
    <style:style style:name="gr12" style:family="graphic" style:parent-style-name="standard">
      <style:graphic-properties svg:stroke-width="0.106cm" draw:marker-start-width="0.358cm" draw:marker-end-width="0.358cm" draw:fill-color="#eeeeee" draw:textarea-horizontal-align="justify" draw:textarea-vertical-align="middle" draw:auto-grow-height="false" fo:min-height="4.127cm" fo:min-width="6.396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svg:stroke-width="0.106cm" draw:marker-start-width="0.358cm" draw:marker-end-width="0.358cm" draw:fill-color="#d4ea6b" draw:textarea-horizontal-align="justify" draw:textarea-vertical-align="middle" draw:auto-grow-height="false" fo:min-height="4.646cm" fo:min-width="7.396cm" fo:padding-top="0.177cm" fo:padding-bottom="0.177cm" fo:padding-left="0.302cm" fo:padding-right="0.302cm"/>
      <style:paragraph-properties style:writing-mode="lr-tb"/>
    </style:style>
    <style:style style:name="gr14" style:family="graphic" style:parent-style-name="objectwithoutfill">
      <style:graphic-properties svg:stroke-width="0.212cm" svg:stroke-color="#ffa6a6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 style:writing-mode="lr-tb"/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2" style:family="paragraph">
      <loext:graphic-properties draw:fill-color="#eeeeee"/>
      <style:paragraph-properties fo:text-align="center" style:writing-mode="lr-tb"/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 style:writing-mode="lr-tb"/>
      <style:text-properties fo:color="#000000" loext:opacity="100%" fo:font-size="9pt" fo:font-weight="bold"/>
    </style:style>
    <style:style style:name="P4" style:family="paragraph">
      <loext:graphic-properties draw:fill-color="#ff860d"/>
      <style:paragraph-properties fo:text-align="center" style:writing-mode="lr-tb"/>
      <style:text-properties fo:color="#000000" loext:opacity="100%" fo:font-size="9pt" fo:font-weight="bold"/>
    </style:style>
    <style:style style:name="P5" style:family="paragraph">
      <style:paragraph-properties fo:text-align="center" style:writing-mode="lr-tb"/>
      <style:text-properties fo:color="#ffffff" loext:opacity="100%" fo:font-size="9pt" fo:font-weight="bold"/>
    </style:style>
    <style:style style:name="P6" style:family="paragraph">
      <loext:graphic-properties draw:fill-color="#3465a4"/>
      <style:paragraph-properties fo:text-align="center" style:writing-mode="lr-tb"/>
      <style:text-properties fo:color="#ffffff" loext:opacity="100%" fo:font-size="9pt" fo:font-weight="bold"/>
    </style:style>
    <style:style style:name="P7" style:family="paragraph">
      <style:paragraph-properties fo:text-align="center" style:writing-mode="lr-tb"/>
      <style:text-properties fo:color="#000000" loext:opacity="100%" fo:font-size="9pt" fo:font-weight="bold" style:font-weight-asian="bold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fo:color="#000000" loext:opacity="100%" fo:font-size="9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4ea6b"/>
      <style:paragraph-properties fo:text-align="center" style:writing-mode="lr-tb"/>
      <style:text-properties fo:color="#000000" loext:opacity="100%" fo:font-size="9pt" fo:font-weight="bold" style:font-weight-asian="bold" style:font-weight-complex="bold"/>
    </style:style>
    <style:style style:name="P11" style:family="paragraph">
      <loext:graphic-properties draw:fill-color="#ff3838"/>
      <style:paragraph-properties fo:text-align="center" style:writing-mode="lr-tb"/>
      <style:text-properties fo:color="#ffffff" loext:opacity="100%" fo:font-size="9pt" fo:font-weight="bold"/>
    </style:style>
    <style:style style:name="P12" style:family="paragraph">
      <style:paragraph-properties fo:text-align="center"/>
    </style:style>
    <style:style style:name="T1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fo:font-size="9pt" fo:font-weight="bold"/>
    </style:style>
    <style:style style:name="T3" style:family="text">
      <style:text-properties fo:color="#ffffff" loext:opacity="100%" fo:font-size="9pt" fo:font-weight="bold"/>
    </style:style>
    <style:style style:name="T4" style:family="text">
      <style:text-properties fo:color="#000000" loext:opacity="100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3.231cm" svg:x="2cm" svg:y="2cm">
          <text:p text:style-name="P1"><text:span text:style-name="T1">Ти — голова учнівського парламенту школи. Ваша школа вирішує який проект подавати для участі у конкурсі “Громадський бюджет”. Учні з секції кіокушинкай ще з минулого року просять подати на конкурс облаштування залу для занять східними єдиноборствами, однак адміністрація наполягає на заміні вікон у актовому залі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9cm" svg:height="1.384cm" svg:x="2cm" svg:y="5.231cm">
          <text:p text:style-name="P3"><text:span text:style-name="T2">Підтримаю пропозицію дирекції з заміною вікон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9cm" svg:height="1.385cm" svg:x="2cm" svg:y="6.615cm">
          <text:p text:style-name="P5"><text:span text:style-name="T3">Підтримаю пропозицію учнів з облаштування залу для занять східними єдиноборствам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8" xml:id="id2" draw:id="id2" draw:layer="layout" svg:width="9cm" svg:height="3.231cm" svg:x="17cm" svg:y="2cm">
          <text:p text:style-name="P7"><text:span text:style-name="T4">Учні секції кіокушинкай настроєні рішуче. Попри відсутність підтримки їхнього проекту адміністрацією, вони таки подають свій проект на конкурс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9cm" svg:height="1.384cm" svg:x="17cm" svg:y="5.231cm">
          <text:p text:style-name="P3"><text:span text:style-name="T2">Нехай будуть від школи пропозиції по двох проектах і переможе кращ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9cm" svg:height="1.385cm" svg:x="17cm" svg:y="6.615cm">
          <text:p text:style-name="P5"><text:span text:style-name="T3">Спробую схилити директора до пропозиції каратистів та подати від школи зал для занять східними єдиноборствам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9" draw:layer="layout" draw:type="lines" svg:x1="11.5cm" svg:y1="6.625cm" svg:x2="17cm" svg:y2="3.616cm" draw:start-shape="id1" draw:start-glue-point="7" draw:end-shape="id2" draw:end-glue-point="5" svg:d="M11500 6625h502l4445-3009h553" svg:viewBox="0 0 5501 3010">
          <text:p/>
        </draw:connector>
        <draw:custom-shape draw:style-name="gr1" draw:text-style-name="P8" xml:id="id3" draw:id="id3" draw:layer="layout" svg:width="9cm" svg:height="3.231cm" svg:x="17cm" svg:y="16cm">
          <text:p text:style-name="P7"><text:span text:style-name="T4">Відповідно до затвердженого статуту школи, Вашим завданням є відстоювання інтересів учнів перед керівництвом школи. Тепер залишилось повідомити про рішення директора та схилити його на сторону спортсменів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9cm" svg:height="1.384cm" svg:x="17cm" svg:y="19.231cm">
          <text:p text:style-name="P3"><text:span text:style-name="T2">Йдете до директора самостійн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9cm" svg:height="1.385cm" svg:x="17cm" svg:y="20.615cm">
          <text:p text:style-name="P5"><text:span text:style-name="T3">Збори учнів, та наглядової ради школ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9" draw:layer="layout" draw:type="lines" svg:x1="11.5cm" svg:y1="6.625cm" svg:x2="17cm" svg:y2="17.616cm" draw:start-shape="id1" draw:start-glue-point="7" draw:end-shape="id3" draw:end-glue-point="5" svg:d="M11500 6625h502l4445 10991h553" svg:viewBox="0 0 5501 10992">
          <text:p/>
        </draw:connector>
        <draw:custom-shape draw:style-name="gr6" draw:text-style-name="P10" xml:id="id5" draw:id="id5" draw:layer="layout" svg:width="7cm" svg:height="4cm" svg:x="27cm" svg:y="10cm">
          <text:p text:style-name="P7"><text:span text:style-name="T4">директор вислухав Тебе та учнів секції і готовий від школи замість вікон подати проект залу єдиноборств, однак просить, щоб ви заручились підтримкою учнівського парламенту та наглядової ради школ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9" draw:layer="layout" draw:type="lines" svg:x1="26.5cm" svg:y1="6.625cm" svg:x2="30.5cm" svg:y2="10cm" draw:start-shape="id4" draw:start-glue-point="7" draw:end-shape="id5" draw:end-glue-point="4" svg:d="M26500 6625h502l3498 2822v553" svg:viewBox="0 0 4001 3376">
          <text:p/>
        </draw:connector>
        <draw:custom-shape draw:style-name="gr6" draw:text-style-name="P10" xml:id="id7" draw:id="id7" draw:layer="layout" svg:width="7cm" svg:height="4cm" svg:x="37cm" svg:y="19.5cm">
          <text:p text:style-name="P7"><text:span text:style-name="T4">проводите збори учнівського парламенту та формуєте спільну позицію від учнівського самоврядування та плануєте винести її на розгляд Наглядової ради школ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9" draw:layer="layout" draw:type="lines" svg:x1="26.5cm" svg:y1="20.625cm" svg:x2="37cm" svg:y2="21.5cm" draw:start-shape="id6" draw:start-glue-point="7" draw:end-shape="id7" draw:end-glue-point="5" svg:d="M26500 20625h502l9445 875h553" svg:viewBox="0 0 10501 876">
          <text:p/>
        </draw:connector>
        <draw:connector draw:style-name="gr4" draw:text-style-name="P9" draw:layer="layout" draw:type="lines" svg:x1="26.5cm" svg:y1="20.625cm" svg:x2="30.5cm" svg:y2="14cm" draw:start-shape="id6" draw:start-glue-point="7" draw:end-shape="id5" draw:end-glue-point="6" svg:d="M26500 20625h502l3498-6072v-553" svg:viewBox="0 0 4001 6626">
          <text:p/>
        </draw:connector>
        <draw:connector draw:style-name="gr7" draw:text-style-name="P9" draw:layer="layout" draw:type="lines" svg:x1="34cm" svg:y1="12cm" svg:x2="37cm" svg:y2="21.5cm" draw:start-shape="id5" draw:start-glue-point="7" draw:end-shape="id7" draw:end-glue-point="5" svg:d="M34000 12000h555l1892 9500h553" svg:viewBox="0 0 3001 9501">
          <text:p/>
        </draw:connector>
        <draw:custom-shape draw:style-name="gr8" draw:text-style-name="P10" xml:id="id8" draw:id="id8" draw:layer="layout" svg:width="7cm" svg:height="3.981cm" svg:x="46.25cm" svg:y="19.5cm">
          <text:p text:style-name="P7"><text:span text:style-name="T4"><text:s/></text:span><text:span text:style-name="T4">Наглядова рада підтримала пропозицію учнівського парламенту про подання облаштування залу східних єдиноборства на конкурс "Громадський бюджет". Відповідальними за проект визначено керівника секції кіокушинкай та учнівський парламент школи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9" draw:layer="layout" draw:type="lines" svg:x1="44cm" svg:y1="21.5cm" svg:x2="46.25cm" svg:y2="21.491cm" draw:start-shape="id7" draw:start-glue-point="7" draw:end-shape="id8" draw:end-glue-point="5" svg:d="M44000 21500h555l1142-9h553" svg:viewBox="0 0 2251 10">
          <text:p/>
        </draw:connector>
        <draw:custom-shape draw:style-name="gr1" draw:text-style-name="P8" xml:id="id9" draw:id="id9" draw:layer="layout" svg:width="9cm" svg:height="3.231cm" svg:x="56cm" svg:y="17.115cm">
          <text:p text:style-name="P7"><text:span text:style-name="T4">Визначте (виділіть галочкою) основні кроки, які потрібно зробити, щоб подати проект залу єдиноборств для участі у конкурсі громадського бюджету. (має бути модуль, що спонукає до мультивибору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6" xml:id="id12" draw:id="id12" draw:layer="layout" svg:width="9cm" svg:height="1.385cm" svg:x="56cm" svg:y="21.73cm">
          <text:p text:style-name="P5"><text:span text:style-name="T3">ознайомитись з правилами участі та інструкцією по формуванні проектної заявки автор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6" xml:id="id14" draw:id="id14" draw:layer="layout" svg:width="9cm" svg:height="1.385cm" svg:x="56cm" svg:y="23.115cm">
          <text:p text:style-name="P5"><text:span text:style-name="T3">попередньо прорахувати та заповнити відповідно до вимог кошторис проект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1" xml:id="id18" draw:id="id18" draw:layer="layout" svg:width="9cm" svg:height="1.385cm" svg:x="56cm" svg:y="24.48cm">
          <text:p text:style-name="P5"><text:span text:style-name="T3">розробити та подати проектно-кошторисну документацію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6" xml:id="id10" draw:id="id10" draw:layer="layout" svg:width="9cm" svg:height="1.385cm" svg:x="56cm" svg:y="20.365cm">
          <text:p text:style-name="P5"><text:span text:style-name="T3">вияснити чи знаходиться приміщення, де заплановано облаштовувати зал для занять східними єдиноборствами, у власності територіальної громади міст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1" xml:id="id20" draw:id="id20" draw:layer="layout" svg:width="9cm" svg:height="1.385cm" svg:x="56cm" svg:y="25.865cm">
          <text:p text:style-name="P5"><text:span text:style-name="T3">зібрати та покласти на спецрахунок 10% від вартості запланованих витрат по проекту, оскільки до участі у конкурсі громадського бюджету допускаються лише проекти на умовах співфінансуванн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6" xml:id="id16" draw:id="id16" draw:layer="layout" svg:width="9cm" svg:height="1.385cm" svg:x="56cm" svg:y="27.25cm">
          <text:p text:style-name="P5"><text:span text:style-name="T3">зареєструвати заявку проекту через сайт Громадський бюджет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1" xml:id="id22" draw:id="id22" draw:layer="layout" svg:width="9cm" svg:height="1.385cm" svg:x="56cm" svg:y="28.615cm">
          <text:p text:style-name="P5"><text:span text:style-name="T3">долучити до заявки на участь у конкурсі підписаний договір з підрядною організацією, що реалізує поданий вами проект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9" draw:layer="layout" draw:type="lines" svg:x1="26.5cm" svg:y1="6.625cm" svg:x2="60.5cm" svg:y2="17.115cm" draw:start-shape="id4" draw:start-glue-point="7" draw:end-shape="id9" draw:end-glue-point="4" svg:d="M26500 6625h502l33498 9936v554" svg:viewBox="0 0 34001 10491">
          <text:p/>
        </draw:connector>
        <draw:connector draw:style-name="gr7" draw:text-style-name="P9" draw:layer="layout" draw:type="lines" svg:x1="53.25cm" svg:y1="21.491cm" svg:x2="56cm" svg:y2="18.731cm" draw:start-shape="id8" draw:start-glue-point="7" draw:end-shape="id9" draw:end-glue-point="5" svg:d="M53250 21491h555l1642-2760h553" svg:viewBox="0 0 2751 2761">
          <text:p/>
        </draw:connector>
        <draw:custom-shape draw:style-name="gr11" draw:text-style-name="P12" xml:id="id1" draw:id="id1" draw:layer="layout" svg:width="1cm" svg:height="1.25cm" svg:x="10.5cm" svg:y="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2" xml:id="id4" draw:id="id4" draw:layer="layout" svg:width="1cm" svg:height="1.25cm" svg:x="25.5cm" svg:y="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2" xml:id="id6" draw:id="id6" draw:layer="layout" svg:width="1cm" svg:height="1.25cm" svg:x="25.5cm" svg:y="20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8" draw:layer="layout" svg:width="7cm" svg:height="4.481cm" svg:x="46.25cm" svg:y="15cm">
          <text:p text:style-name="P7"><text:span text:style-name="T4">Інформація:</text:span></text:p>
          <text:p text:style-name="P7"><text:span text:style-name="T4"/></text:p>
          <text:p text:style-name="P7"><text:span text:style-name="T4"><text:s/></text:span><text:span text:style-name="T4">Наглядова рада школи - вищий орган громадського самоврядування школи. До складу наглядової ради <text:s/>пропорційно обираються представники педагогічного колективу, учнівського парламенту та батьківського комітету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xml:id="id11" draw:id="id11" draw:layer="layout" svg:width="8cm" svg:height="5cm" svg:x="71cm" svg:y="2cm">
          <text:p text:style-name="P7"><text:span text:style-name="T4">Інформація: <text:s/></text:span></text:p>
          <text:p text:style-name="P7"><text:span text:style-name="T4"/></text:p>
          <text:p text:style-name="P7"><text:span text:style-name="T4"><text:s/></text:span><text:span text:style-name="T4">У разі, якщо реалізація проєкту громадського бюджету передбачає використання земельної ділянки, приміщення чи іншого об’єкта, вони повинні належати до власності територіальної громади м. Львова, та не перебувати у користуванні фізичної та/або юридичної особи, засновником якої не є Львівська міська рада.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xml:id="id13" draw:id="id13" draw:layer="layout" svg:width="8cm" svg:height="5cm" svg:x="71cm" svg:y="9cm">
          <text:p text:style-name="P7"><text:span text:style-name="T4">Інформація: <text:s text:c="2"/></text:span></text:p>
          <text:p text:style-name="P7"><text:span text:style-name="T4"/></text:p>
          <text:p text:style-name="P7"><text:span text:style-name="T4">Умови участі у конкурсі "Громадський бюджет" щороку змінюються та удосконалюються, перед подачею документів до участі, необхідно обов'язково ознайомитись з правилами. Вони є доступними на сайті Громадського бюджету у розділі "Допомога"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xml:id="id15" draw:id="id15" draw:layer="layout" svg:width="8cm" svg:height="5cm" svg:x="71cm" svg:y="16cm">
          <text:p text:style-name="P7"><text:span text:style-name="T4">Інформація: </text:span></text:p>
          <text:p text:style-name="P7"><text:span text:style-name="T4"/></text:p>
          <text:p text:style-name="P7"><text:span text:style-name="T4">Проекти, чия вартість не перевищує 600 000 грн. подаються до конкурсу як малі проекти. У випадку, якшо вартість проекту перевищує 600 000 грн, але не більше 3 000 000 грн, такі проекти вважаються великими. Проекти, загальна вартість яких більша 3 000 000 грн до участі у конкурсі не допускаються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xml:id="id19" draw:id="id19" draw:layer="layout" svg:width="8cm" svg:height="5cm" svg:x="71cm" svg:y="23cm">
          <text:p text:style-name="P7"><text:span text:style-name="T4">Інформація: </text:span></text:p>
          <text:p text:style-name="P7"><text:span text:style-name="T4"/></text:p>
          <text:p text:style-name="P7"><text:span text:style-name="T4">Так, для реалізації проекту та оголошення тендеру необхідно мати розроблену проектно-кошторисну документацію, але не спішіть цього робити, це доволі коштовна послуга, а ціни на ринку постійно змінюються, тож на момент оголошення тендеру вони можуть бути неактуальними і доведеться вносити корективи. Проектно-кошторисну документацію необхідно розробляти після того, як проект уже стане переможцем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xml:id="id21" draw:id="id21" draw:layer="layout" svg:width="8cm" svg:height="5cm" svg:x="71cm" svg:y="30cm">
          <text:p text:style-name="P7"><text:span text:style-name="T4">Інформація: </text:span></text:p>
          <text:p text:style-name="P7"><text:span text:style-name="T4"/></text:p>
          <text:p text:style-name="P7"><text:span text:style-name="T4">Цього робити не потрібно. У Львові реалізація проектів-переможців здійснюється за кошти місцевого бюджету, однак, якщо маєте таке бажання, можете додатково долучати кошти меценатів. <text:s text:c="4"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xml:id="id17" draw:id="id17" draw:layer="layout" svg:width="8cm" svg:height="5cm" svg:x="71cm" svg:y="37cm">
          <text:p text:style-name="P7"><text:span text:style-name="T4">Інформація: </text:span></text:p>
          <text:p text:style-name="P7"><text:span text:style-name="T4"/></text:p>
          <text:p text:style-name="P7"><text:span text:style-name="T4">Після подання проекту до участі у конкурсі, проект проходить модерацію та з'являється в системі. Органи місцевої влади розглядають проекти на предмет можливої реалізації, дають висновки та поради авторам, просять, при необхідності доопрацювати власні проекти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xml:id="id23" draw:id="id23" draw:layer="layout" svg:width="8cm" svg:height="5cm" svg:x="71cm" svg:y="44cm">
          <text:p text:style-name="P7"><text:span text:style-name="T4">Інформація:</text:span></text:p>
          <text:p text:style-name="P7"><text:span text:style-name="T4"/></text:p>
          <text:p text:style-name="P7"><text:span text:style-name="T4"><text:s/></text:span><text:span text:style-name="T4">Цього робити не потрібно. Договір з підрядною організацією укладається після перемоги у конкурсі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9" draw:layer="layout" draw:type="lines" svg:x1="65cm" svg:y1="21.058cm" svg:x2="71cm" svg:y2="4.5cm" draw:start-shape="id10" draw:start-glue-point="7" draw:end-shape="id11" draw:end-glue-point="5" svg:d="M65000 21058h502l4944-16558h554" svg:viewBox="0 0 6001 16559">
          <text:p/>
        </draw:connector>
        <draw:connector draw:style-name="gr5" draw:text-style-name="P9" draw:layer="layout" draw:type="lines" svg:x1="65cm" svg:y1="22.423cm" svg:x2="71cm" svg:y2="11.5cm" draw:start-shape="id12" draw:start-glue-point="7" draw:end-shape="id13" draw:end-glue-point="5" svg:d="M65000 22423h502l4944-10923h554" svg:viewBox="0 0 6001 10924">
          <text:p/>
        </draw:connector>
        <draw:connector draw:style-name="gr5" draw:text-style-name="P9" draw:layer="layout" draw:type="lines" svg:x1="65cm" svg:y1="23.808cm" svg:x2="71cm" svg:y2="18.5cm" draw:start-shape="id14" draw:start-glue-point="7" draw:end-shape="id15" draw:end-glue-point="5" svg:d="M65000 23808h502l4944-5308h554" svg:viewBox="0 0 6001 5309">
          <text:p/>
        </draw:connector>
        <draw:connector draw:style-name="gr5" draw:text-style-name="P9" draw:layer="layout" draw:type="lines" svg:x1="65cm" svg:y1="27.943cm" svg:x2="71cm" svg:y2="39.5cm" draw:start-shape="id16" draw:start-glue-point="7" draw:end-shape="id17" draw:end-glue-point="5" svg:d="M65000 27943h502l4944 11557h554" svg:viewBox="0 0 6001 11558">
          <text:p/>
        </draw:connector>
        <draw:connector draw:style-name="gr14" draw:text-style-name="P9" draw:layer="layout" draw:type="lines" svg:x1="65cm" svg:y1="25.173cm" svg:x2="71cm" svg:y2="25.5cm" draw:start-shape="id18" draw:start-glue-point="7" draw:end-shape="id19" draw:end-glue-point="5" svg:d="M65000 25173h502l4944 327h554" svg:viewBox="0 0 6001 328">
          <text:p/>
        </draw:connector>
        <draw:connector draw:style-name="gr14" draw:text-style-name="P9" draw:layer="layout" draw:type="lines" svg:x1="65cm" svg:y1="26.558cm" svg:x2="71cm" svg:y2="32.5cm" draw:start-shape="id20" draw:start-glue-point="7" draw:end-shape="id21" draw:end-glue-point="5" svg:d="M65000 26558h502l4944 5942h554" svg:viewBox="0 0 6001 5943">
          <text:p/>
        </draw:connector>
        <draw:connector draw:style-name="gr14" draw:text-style-name="P9" draw:layer="layout" draw:type="lines" svg:x1="65cm" svg:y1="29.308cm" svg:x2="71cm" svg:y2="46.5cm" draw:start-shape="id22" draw:start-glue-point="7" draw:end-shape="id23" draw:end-glue-point="5" svg:d="M65000 29308h502l4944 17192h554" svg:viewBox="0 0 6001 17193">
          <text:p/>
        </draw:connector>
        <draw:custom-shape draw:style-name="gr12" draw:text-style-name="P8" draw:layer="layout" svg:width="7cm" svg:height="4.481cm" svg:x="37cm" svg:y="15cm">
          <text:p text:style-name="P7"><text:span text:style-name="T4">Інформація:</text:span></text:p>
          <text:p text:style-name="P7"><text:span text:style-name="T4"/></text:p>
          <text:p text:style-name="P7"><text:span text:style-name="T4"><text:s/></text:span><text:span text:style-name="T4">Що таке збори учнівського самоврядування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8T11:57:56.366000000</meta:creation-date>
    <dc:date>2021-09-08T13:01:38.844000000</dc:date>
    <meta:editing-duration>PT32M40S</meta:editing-duration>
    <meta:editing-cycles>3</meta:editing-cycles>
    <meta:generator>LibreOffice/7.2.0.4$Windows_X86_64 LibreOffice_project/9a9c6381e3f7a62afc1329bd359cc48accb6435b</meta:generator>
    <meta:document-statistic meta:object-count="48"/>
  </office:meta>
</office:document-meta>
</file>